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6.324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6.588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5.794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6.482cm"/>
    </style:style>
    <style:style style:name="co22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5.662cm"/>
    </style:style>
    <style:style style:name="co13" style:family="table-column">
      <style:table-column-properties fo:break-before="auto" style:column-width="16.722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16.854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292cm"/>
    </style:style>
    <style:style style:name="co32" style:family="table-column">
      <style:table-column-properties fo:break-before="auto" style:column-width="10.292cm"/>
    </style:style>
    <style:style style:name="co33" style:family="table-column">
      <style:table-column-properties fo:break-before="auto" style:column-width="6.959cm"/>
    </style:style>
    <style:style style:name="co34" style:family="table-column">
      <style:table-column-properties fo:break-before="auto" style:column-width="5.106cm"/>
    </style:style>
    <style:style style:name="co35" style:family="table-column">
      <style:table-column-properties fo:break-before="auto" style:column-width="9.393cm"/>
    </style:style>
    <style:style style:name="co36" style:family="table-column">
      <style:table-column-properties fo:break-before="auto" style:column-width="5.052cm"/>
    </style:style>
    <style:style style:name="co37" style:family="table-column">
      <style:table-column-properties fo:break-before="auto" style:column-width="3.597cm"/>
    </style:style>
    <style:style style:name="co38" style:family="table-column">
      <style:table-column-properties fo:break-before="auto" style:column-width="7.449cm"/>
    </style:style>
    <style:style style:name="co39" style:family="table-column">
      <style:table-column-properties fo:break-before="auto" style:column-width="2.267cm"/>
    </style:style>
    <style:style style:name="ro2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494cm" fo:break-before="page" style:use-optimal-row-height="true"/>
    </style:style>
    <style:style style:name="ro12" style:family="table-row">
      <style:table-row-properties style:row-height="0.526cm" fo:break-before="page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 style:vertical-align="automatic"/>
      <style:text-properties fo:color="#b1a0c7"/>
    </style:style>
    <style:style style:name="ce14" style:family="table-cell" style:parent-style-name="Default" style:data-style-name="N0">
      <style:table-cell-properties fo:wrap-option="wrap" style:vertical-align="automatic"/>
      <style:text-properties fo:color="#4f6228"/>
    </style:style>
    <style:style style:name="ce15" style:family="table-cell" style:parent-style-name="Default" style:data-style-name="N0">
      <style:table-cell-properties fo:wrap-option="wrap" style:vertical-align="automatic"/>
      <style:text-properties fo:color="#2300dc"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fo:wrap-option="wrap"/>
    </style:style>
    <style:style style:name="ce18" style:family="table-cell" style:parent-style-name="Default">
      <style:table-cell-properties fo:wrap-option="wrap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lan1" table:style-name="ta2">
        <table:table-column table:style-name="co12" table:default-cell-style-name="ce9"/>
        <table:table-column table:style-name="co13" table:default-cell-style-name="ce10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7" table:number-columns-repeated="1018" table:default-cell-style-name="ce9"/>
        <table:table-row table:style-name="ro1">
          <table:table-cell table:style-name="ce7" office:value-type="string">
            <text:p>Requisitos funcionai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8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10" office:value-type="string">
            <text:p>Alta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1">
          <table:table-cell office:value-type="string">
            <text:p>RF03</text:p>
          </table:table-cell>
          <table:table-cell table:style-name="ce9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2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2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8">
          <table:table-cell office:value-type="string">
            <text:p>RF06</text:p>
          </table:table-cell>
          <table:table-cell table:style-name="ce9" office:value-type="string">
            <text:p>O sistema deve informar aos usuários o histórico de empréstimo, divido por categoria</text:p>
          </table:table-cell>
          <table:table-cell office:value-type="string">
            <text:p>Alta</text:p>
          </table:table-cell>
          <table:table-cell office:value-type="string">
            <text:p>RN11, RF02</text:p>
          </table:table-cell>
          <table:table-cell table:number-columns-repeated="1020"/>
        </table:table-row>
        <table:table-row table:style-name="ro2">
          <table:table-cell office:value-type="string">
            <text:p>RF07</text:p>
          </table:table-cell>
          <table:table-cell office:value-type="string">
            <text:p>O sistema deve aceitar que somente o Administrador e/ou o funcionário possam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2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3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12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2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2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2">
          <table:table-cell office:value-type="string">
            <text:p>RF20</text:p>
          </table:table-cell>
          <table:table-cell office:value-type="string">
            <text:p>O sistema deve zerar o histórico de todos os alunos a cada começo de semest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>
            <text:p>Requisitos não funcionais</text:p>
          </table:table-cell>
          <table:table-cell table:number-columns-repeated="1023"/>
        </table:table-row>
        <table:table-row table:style-name="ro2">
          <table:table-cell office:value-type="string">
            <text:p>Identificador</text:p>
          </table:table-cell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Escopo</text:p>
          </table:table-cell>
          <table:table-cell office:value-type="string">
            <text:p>Prioridade</text:p>
          </table:table-cell>
          <table:table-cell office:value-type="string">
            <text:p>Depende de</text:p>
          </table:table-cell>
          <table:table-cell table:number-columns-repeated="1018"/>
        </table:table-row>
        <table:table-row table:style-name="ro1">
          <table:table-cell office:value-type="string">
            <text:p>RNF01</text:p>
          </table:table-cell>
          <table:table-cell table:number-columns-repeated="1023"/>
        </table:table-row>
        <table:table-row table:style-name="ro1">
          <table:table-cell office:value-type="string">
            <text:p>RNF02</text:p>
          </table:table-cell>
          <table:table-cell table:number-columns-repeated="1023"/>
        </table:table-row>
        <table:table-row table:style-name="ro1">
          <table:table-cell office:value-type="string">
            <text:p>RNF03</text:p>
          </table:table-cell>
          <table:table-cell table:number-columns-repeated="1023"/>
        </table:table-row>
        <table:table-row table:style-name="ro1">
          <table:table-cell office:value-type="string">
            <text:p>RNF04</text:p>
          </table:table-cell>
          <table:table-cell table:number-columns-repeated="1023"/>
        </table:table-row>
        <table:table-row table:style-name="ro1">
          <table:table-cell office:value-type="string">
            <text:p>RNF05</text:p>
          </table:table-cell>
          <table:table-cell table:number-columns-repeated="1023"/>
        </table:table-row>
        <table:table-row table:style-name="ro1">
          <table:table-cell office:value-type="string">
            <text:p>RNF06</text:p>
          </table:table-cell>
          <table:table-cell table:number-columns-repeated="1023"/>
        </table:table-row>
        <table:table-row table:style-name="ro1">
          <table:table-cell office:value-type="string">
            <text:p>RNF07</text:p>
          </table:table-cell>
          <table:table-cell table:number-columns-repeated="1023"/>
        </table:table-row>
        <table:table-row table:style-name="ro1">
          <table:table-cell office:value-type="string">
            <text:p>RNF08</text:p>
          </table:table-cell>
          <table:table-cell table:number-columns-repeated="1023"/>
        </table:table-row>
        <table:table-row table:style-name="ro1">
          <table:table-cell office:value-type="string">
            <text:p>RNF09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7" table:number-columns-repeated="8" table:default-cell-style-name="ce10"/>
        <table:table-column table:style-name="co7" table:number-columns-repeated="1012" table:default-cell-style-name="ce9"/>
        <table:table-row table:style-name="ro2">
          <table:table-cell table:style-name="ce12" office:value-type="string">
            <text:p>Regras de Negóci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11" office:value-type="string">
            <text:p>Depende de</text:p>
          </table:table-cell>
          <table:table-cell table:number-columns-repeated="1020"/>
        </table:table-row>
        <table:table-row table:style-name="ro2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9</text:p>
          </table:table-cell>
          <table:table-cell office:value-type="string">
            <text:p>Somente o administrador e um funcionário podem excluir/dar baixa em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4</text:p>
          </table:table-cell>
          <table:table-cell office:value-type="string">
            <text:p>Cada usuário terá uma senha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20</text:p>
          </table:table-cell>
          <table:table-cell office:value-type="string">
            <text:p>Os históricos de empréstimos devem ser guardados somente para o semestre corrente, ou seja, ao começo de cada semestre o histórico é zerado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31" table:default-cell-style-name="ce10"/>
        <table:table-column table:style-name="co32" table:default-cell-style-name="ce10"/>
        <table:table-column table:style-name="co7" table:number-columns-repeated="6" table:default-cell-style-name="ce10"/>
        <table:table-column table:style-name="co7" table:number-columns-repeated="1016" table:default-cell-style-name="ce9"/>
        <table:table-row table:style-name="ro2">
          <table:table-cell table:style-name="ce12" office:value-type="string">
            <text:p>Modelo dos casos de us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Ator</text:p>
          </table:table-cell>
          <table:table-cell table:style-name="ce11" office:value-type="string">
            <text:p>Descrição</text:p>
          </table:table-cell>
          <table:table-cell table:number-columns-repeated="1022"/>
        </table:table-row>
        <table:table-row table:style-name="ro2">
          <table:table-cell office:value-type="string">
            <text:p>Usuário</text:p>
          </table:table-cell>
          <table:table-cell office:value-type="string">
            <text:p>Representa os alunos da universidade </text:p>
          </table:table-cell>
          <table:table-cell table:number-columns-repeated="1022"/>
        </table:table-row>
        <table:table-row table:style-name="ro3">
          <table:table-cell office:value-type="string">
            <text:p>Funcionário</text:p>
          </table:table-cell>
          <table:table-cell office:value-type="string">
            <text:p>Representa os funcionários da biblioteca, responsáveis pela manutenção dos itens do acervo</text:p>
          </table:table-cell>
          <table:table-cell table:number-columns-repeated="1022"/>
        </table:table-row>
        <table:table-row table:style-name="ro11">
          <table:table-cell office:value-type="string">
            <text:p>Administrador</text:p>
          </table:table-cell>
          <table:table-cell office:value-type="string">
            <text:p>Representa o gerente/diretor da biblioteca, reponsável pela manutenção de contatos externos e controle dos alun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>
            <text:p>Subsistemas</text:p>
          </table:table-cell>
          <table:table-cell table:number-columns-repeated="1023"/>
        </table:table-row>
        <table:table-row table:style-name="ro2">
          <table:table-cell office:value-type="string">
            <text:p>Controle do acervo</text:p>
          </table:table-cell>
          <table:table-cell table:number-columns-repeated="1023"/>
        </table:table-row>
        <table:table-row table:style-name="ro2">
          <table:table-cell office:value-type="string">
            <text:p>Atendimento</text:p>
          </table:table-cell>
          <table:table-cell table:number-columns-repeated="1023"/>
        </table:table-row>
        <table:table-row table:style-name="ro2">
          <table:table-cell office:value-type="string">
            <text:p>Boquei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2" office:value-type="string">
            <text:p>Casos de Uso</text:p>
          </table:table-cell>
          <table:table-cell table:number-columns-repeated="1023"/>
        </table:table-row>
        <table:table-row table:style-name="ro2">
          <table:table-cell office:value-type="string">
            <text:p>Prorrogar empréstimo</text:p>
          </table:table-cell>
          <table:table-cell table:number-columns-repeated="1023"/>
        </table:table-row>
        <table:table-row table:style-name="ro2">
          <table:table-cell office:value-type="string">
            <text:p>Consultar item</text:p>
          </table:table-cell>
          <table:table-cell table:number-columns-repeated="1023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2">
          <table:table-cell office:value-type="string">
            <text:p>Excluir usuário</text:p>
          </table:table-cell>
          <table:table-cell table:number-columns-repeated="1023"/>
        </table:table-row>
        <table:table-row table:style-name="ro2">
          <table:table-cell office:value-type="string">
            <text:p>Excluir item</text:p>
          </table:table-cell>
          <table:table-cell table:number-columns-repeated="1023"/>
        </table:table-row>
        <table:table-row table:style-name="ro2">
          <table:table-cell office:value-type="string">
            <text:p>Gerar relatório</text:p>
          </table:table-cell>
          <table:table-cell table:number-columns-repeated="1023"/>
        </table:table-row>
        <table:table-row table:style-name="ro2">
          <table:table-cell office:value-type="string">
            <text:p>Calcular dias de suspensão</text:p>
          </table:table-cell>
          <table:table-cell table:number-columns-repeated="1023"/>
        </table:table-row>
        <table:table-row table:style-name="ro2">
          <table:table-cell office:value-type="string">
            <text:p>Consultar clientes em atraso</text:p>
          </table:table-cell>
          <table:table-cell table:number-columns-repeated="1023"/>
        </table:table-row>
        <table:table-row table:style-name="ro2">
          <table:table-cell office:value-type="string">
            <text:p>Cadastrar editora/produtor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ite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revist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livr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CD/DVD</text:p>
          </table:table-cell>
          <table:table-cell table:number-columns-repeated="1023"/>
        </table:table-row>
        <table:table-row table:style-name="ro2">
          <table:table-cell office:value-type="string">
            <text:p>Atualizar status de item</text:p>
          </table:table-cell>
          <table:table-cell table:number-columns-repeated="1023"/>
        </table:table-row>
        <table:table-row table:style-name="ro2">
          <table:table-cell office:value-type="string">
            <text:p>Bloquear usuário</text:p>
          </table:table-cell>
          <table:table-cell table:number-columns-repeated="1023"/>
        </table:table-row>
        <table:table-row table:style-name="ro2">
          <table:table-cell office:value-type="string">
            <text:p>Cadastrar usuário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Devolver item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Adicionar item ao carrinho</text:p>
          </table:table-cell>
          <table:table-cell table:number-columns-repeated="1023"/>
        </table:table-row>
        <table:table-row table:style-name="ro2">
          <table:table-cell office:value-type="string">
            <text:p>Zerar histórico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4" table:style-name="ta3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7" table:number-columns-repeated="7" table:default-cell-style-name="ce4"/>
        <table:table-column table:style-name="co7" table:number-columns-repeated="1012" table:default-cell-style-name="ce3"/>
        <table:table-row table:style-name="ro2">
          <table:table-cell table:style-name="ce6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19"/>
        </table:table-row>
        <table:table-row table:style-name="ro9">
          <table:table-cell office:value-type="string">
            <text:p>Cadastrar item</text:p>
          </table:table-cell>
          <table:table-cell office:value-type="string">
            <text:p>I,A,E,C</text:p>
          </table:table-cell>
          <table:table-cell office:value-type="string">
            <text:p>[I] Informar: nome, autor, descrição, ano de publicação, <text:s/>edição, descrição <text:s/>[E] Um item não pode ser excluído se estiver emprestado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10">
          <table:table-cell office:value-type="string">
            <text:p>Cadastrar editora/produtora</text:p>
          </table:table-cell>
          <table:table-cell office:value-type="string">
            <text:p>I,A,E,C</text:p>
          </table:table-cell>
          <table:table-cell office:value-type="string">
            <text:p>[I] Informar: nome, endereço, telefone, fax, CNPJ, Inscrição Estadual, data de criação, e-mail [E] Uma produtora/editora não pode ser excluída se um de seus itens estiver emprestado</text:p>
          </table:table-cell>
          <table:table-cell/>
          <table:table-cell office:value-type="string">
            <text:p>Contatos externos, Editora, Produtor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>
            <text:p>Casos de uso de Consu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9">
          <table:table-cell office:value-type="string">
            <text:p>Consultar item</text:p>
          </table:table-cell>
          <table:table-cell office:value-type="string">
            <text:p>As consultas podem ser feitas por nome, informando o nome completo ou parte dele, ano de publicação ou autor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3">
          <table:table-cell office:value-type="string">
            <text:p>Consultar usuários</text:p>
          </table:table-cell>
          <table:table-cell office:value-type="string">
            <text:p>Somente o Administrador pode realizar tais consultas</text:p>
          </table:table-cell>
          <table:table-cell/>
          <table:table-cell office:value-type="string">
            <text:p>Alunos</text:p>
          </table:table-cell>
          <table:table-cell table:number-columns-repeated="1020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Casos de uso de Exclus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cluir item</text:p>
          </table:table-cell>
          <table:table-cell table:number-columns-repeated="2"/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atualizaçã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Atualizar status de item</text:p>
          </table:table-cell>
          <table:table-cell office:value-type="string">
            <text:p>Quando um item é devolvido ou colocado na prateleira, seu status é atualizado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3"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7" table:number-columns-repeated="4" table:default-cell-style-name="ce4"/>
        <table:table-column table:style-name="co7" table:number-columns-repeated="1016" table:default-cell-style-name="ce3"/>
        <table:table-row table:style-name="ro2">
          <table:table-cell table:style-name="ce6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Cadastrar usuário</text:p>
          </table:table-cell>
          <table:table-cell office:value-type="string">
            <text:p>I,A,E,C</text:p>
          </table:table-cell>
          <table:table-cell/>
          <table:table-cell office:value-type="string">
            <text:p>Pesso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Subsistema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de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Bloquear usuário</text:p>
          </table:table-cell>
          <table:table-cell office:value-type="string">
            <text:p>A</text:p>
          </table:table-cell>
          <table:table-cell/>
          <table:table-cell office:value-type="string">
            <text:p>Aluno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3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7" table:number-columns-repeated="5" table:default-cell-style-name="ce10"/>
        <table:table-column table:style-name="co7" table:number-columns-repeated="5" table:default-cell-style-name="ce17"/>
        <table:table-column table:style-name="co7" table:number-columns-repeated="1011" table:default-cell-style-name="ce9"/>
        <table:table-row table:style-name="ro2">
          <table:table-cell table:style-name="ce12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item</text:p>
          </table:table-cell>
          <table:table-cell table:number-columns-repeated="102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11">
          <table:table-cell office:value-type="string">
            <text:p>Incluir item</text:p>
          </table:table-cell>
          <table:table-cell/>
          <table:table-cell office:value-type="string">
            <text:p>1. O funcionário insere os dados do item a ser cadastrado 2. O funcionário informa a categoria do item 3. O funcionário confirma o cadastr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Incluir item</text:p>
          </table:table-cell>
          <table:table-cell office:value-type="string">
            <text:p>2. Informar categoria </text:p>
          </table:table-cell>
          <table:table-cell office:value-type="string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item</text:p>
          </table:table-cell>
          <table:table-cell office:value-type="string">
            <text:p>3. O item já exite</text:p>
          </table:table-cell>
          <table:table-cell office:value-type="string">
            <text:p>3a. Caso o item já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Editora/Produtor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ncluir Editora</text:p>
          </table:table-cell>
          <table:table-cell/>
          <table:table-cell office:value-type="string">
            <text:p>1. O Administrador insere os dados da editora 2. O administrador confirma o cadastro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/>
          <table:table-cell office:value-type="string">
            <text:p>1. O Administrador insere os dados da produtora 2. O administrador confirma o cadas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Editora</text:p>
          </table:table-cell>
          <table:table-cell office:value-type="string">
            <text:p>2. Editora já existe</text:p>
          </table:table-cell>
          <table:table-cell office:value-type="string">
            <text:p>2a. Caso a editora já esteja cadastrada, o sistema exibirá uma tela informando a ocorrência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 office:value-type="string">
            <text:p>2. Produtora já existe</text:p>
          </table:table-cell>
          <table:table-cell office:value-type="string">
            <text:p>2a. Caso a produtora já esteja cadastrada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deve estar cadastrado</text:p>
          </table:table-cell>
          <table:table-cell office:value-type="string">
            <text:p>1. O usuário informa o filtro(ano, nome, autor) para consulta 2. O sistema retorna o item desej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não existe</text:p>
          </table:table-cell>
          <table:table-cell office:value-type="string">
            <text:p>2a. Caso o item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usuário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office:value-type="string">
            <text:p>1. O usuário deve estar cadastrado</text:p>
          </table:table-cell>
          <table:table-cell office:value-type="string">
            <text:p>1. O administrador informa o nome do usuário 2. o sistema retorna as dados completos do usuá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isualizar usuários</text:p>
          </table:table-cell>
          <table:table-cell office:value-type="string">
            <text:p>1. Usuário em atraso</text:p>
          </table:table-cell>
          <table:table-cell office:value-type="string">
            <text:p>1. O Administrador informa a matrícula do usuário 2. O sistema retorna os itens e os dias em atraso correspondentes a cada i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table:style-name="Default" office:value-type="string">
            <text:p>1. Usuário não existe</text:p>
          </table:table-cell>
          <table:table-cell table:style-name="ce16" office:value-type="string">
            <text:p>1. Caso o usuário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6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>
            <text:p>Descrição do caso de Uso Visualiz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Consultar histórico</text:p>
          </table:table-cell>
          <table:table-cell office:value-type="string">
            <text:p>1. O usuário deve ter realizado pelo menos um empréstimo</text:p>
          </table:table-cell>
          <table:table-cell office:value-type="string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Consultar histórico</text:p>
          </table:table-cell>
          <table:table-cell office:value-type="string">
            <text:p>1. usuário nunca realizou empréstimo</text:p>
          </table:table-cell>
          <table:table-cell office:value-type="string">
            <text:p>1a. Caso o usuário nunca tenha realizado um empréstimo no semestre corrente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Exclui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Excluir CD/DVD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livro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BN do livro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revista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SN da revista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Excluir CD/DVD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número de série novamente</text:p>
          </table:table-cell>
          <table:table-cell table:number-columns-repeated="1021"/>
        </table:table-row>
        <table:table-row table:style-name="ro11">
          <table:table-cell office:value-type="string">
            <text:p>Excluir livro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BN novamente</text:p>
          </table:table-cell>
          <table:table-cell table:number-columns-repeated="1021"/>
        </table:table-row>
        <table:table-row table:style-name="ro11">
          <table:table-cell office:value-type="string">
            <text:p>Excluir revista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SN novamen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Atualizar status de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Colocar item no carrinho</text:p>
          </table:table-cell>
          <table:table-cell office:value-type="string">
            <text:p>O item deve ter sido devolvido</text:p>
          </table:table-cell>
          <table:table-cell office:value-type="string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021"/>
        </table:table-row>
        <table:table-row table:style-name="ro14">
          <table:table-cell office:value-type="string">
            <text:p>Colocar item na prateleira</text:p>
          </table:table-cell>
          <table:table-cell office:value-type="string">
            <text:p>O item deve estar cadastrado</text:p>
          </table:table-cell>
          <table:table-cell office:value-type="string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Colocar item no carrinho</text:p>
          </table:table-cell>
          <table:table-cell table:style-name="Default" office:value-type="string">
            <text:p>O carrinho está cheio</text:p>
          </table:table-cell>
          <table:table-cell table:style-name="ce16" office:value-type="string">
            <text:p>1a. Caso o carrinho esteja cheio, o sistema exibe uma tela informando o erro e pedindo par ao funcionário escolher outro carrinho</text:p>
          </table:table-cell>
          <table:table-cell table:number-columns-repeated="1021"/>
        </table:table-row>
        <table:table-row table:style-name="ro11">
          <table:table-cell office:value-type="string">
            <text:p>Colocar item na prateleira</text:p>
          </table:table-cell>
          <table:table-cell table:style-name="Default" office:value-type="string">
            <text:p>O carrinho está vazio</text:p>
          </table:table-cell>
          <table:table-cell table:style-name="ce16" office:value-type="string">
            <text:p>1a. Caso a prateleira esteja cheia, o sistema exibe uma tela informando o erro e pedindo par ao funcionário escolher outro carrinho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6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15" office:value-type="string">
            <text:p>Descrição do caso de Uso Zer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O usuário deve possuir histórico</text:p>
          </table:table-cell>
          <table:table-cell office:value-type="string">
            <text:p>1a. Ao final de cada semestre o sistema apaga, automaticamente, o histórico de todos os usuários.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Histórico vazio</text:p>
          </table:table-cell>
          <table:table-cell office:value-type="string">
            <text:p>1a. Caso o histórico de um usuário esteja vazio, o sistema não faz nada</text:p>
          </table:table-cell>
          <table:table-cell table:number-columns-repeated="102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7" table:style-name="ta5"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number-columns-repeated="3" table:default-cell-style-name="ce16"/>
        <table:table-row table:style-name="ro2">
          <table:table-cell table:style-name="ce18" office:value-type="string">
            <text:p>Subsistema Atendiment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15" office:value-type="string">
            <text:p>Descrição do caso de Uso Cadastr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11">
          <table:table-cell office:value-type="string">
            <text:p>Incluir usuário</text:p>
          </table:table-cell>
          <table:table-cell office:value-type="string">
            <text:p>1. O usuário não pode estar cadastrado</text:p>
          </table:table-cell>
          <table:table-cell office:value-type="string">
            <text:p>1. O funcionário insere os dados do usuário. 2. O funcionário aperta o botão “Cadastrar”. 3. O usuário é cadastrado</text:p>
          </table:table-cell>
          <table:table-cell table:number-columns-repeated="3"/>
        </table:table-row>
        <table:table-row table:style-name="ro13">
          <table:table-cell office:value-type="string">
            <text:p>Excluir usuário</text:p>
          </table:table-cell>
          <table:table-cell office:value-type="string">
            <text:p>1. O usuário deve estar cadastrado</text:p>
          </table:table-cell>
          <table:table-cell office:value-type="string">
            <text:p>1. O funcionário informa a matrícula do usuário a ser excluído. 2. O sistema exibe uma tela com os dados do usuário e pedindo confirmação 3. O funcionário confirma 4. O usuário é excluído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Incluir usuário</text:p>
          </table:table-cell>
          <table:table-cell office:value-type="string">
            <text:p>1. Usuário já existe</text:p>
          </table:table-cell>
          <table:table-cell office:value-type="string">
            <text:p>2a. Caso o usuário já exista, o sistema exibe uma tela informando o erro</text:p>
          </table:table-cell>
          <table:table-cell table:number-columns-repeated="3"/>
        </table:table-row>
        <table:table-row table:style-name="ro3">
          <table:table-cell office:value-type="string">
            <text:p>Excluir usuário</text:p>
          </table:table-cell>
          <table:table-cell office:value-type="string">
            <text:p>1. Usuário não existe</text:p>
          </table:table-cell>
          <table:table-cell office:value-type="string">
            <text:p>2a. Caso o usuário não exista, o sistema exibe uma tela informando o err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table:style-name="ce18" office:value-type="string">
            <text:p>Subsistema Bloqueio</text:p>
          </table:table-cell>
          <table:table-cell table:number-columns-repeated="5"/>
        </table:table-row>
        <table:table-row table:style-name="ro3">
          <table:table-cell table:style-name="ce15" office:value-type="string">
            <text:p>Descrição do caso de Uso Bloque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precisa estar validado</text:p>
          </table:table-cell>
          <table:table-cell office:value-type="string">
            <text:p>1. O sistema bloqueia todos os usuários validados ao final do semestre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bloqueado</text:p>
          </table:table-cell>
          <table:table-cell office:value-type="string">
            <text:p>1a. Caso o usuário já esteja bloqueado, o sistema não faz nada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não validado</text:p>
          </table:table-cell>
          <table:table-cell office:value-type="string">
            <text:p>1a. Caso o usuário não esteja validado, o sistema não faz nada</text:p>
          </table:table-cell>
          <table:table-cell table:number-columns-repeated="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21:55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21T21:55:26</dc:date>
    <meta:editing-cycles>59</meta:editing-cycles>
    <meta:editing-duration>PT8H22M54S</meta:editing-duration>
    <meta:document-statistic meta:table-count="7" meta:cell-count="423" meta:object-count="0"/>
  </office:meta>
</office:document-meta>
</file>